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77.7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131.07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44.47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ro9" style:family="table-row">
      <style:table-row-properties style:row-height="55.28mm" fo:break-before="auto" style:use-optimal-row-height="true"/>
    </style:style>
    <style:style style:name="ro10" style:family="table-row">
      <style:table-row-properties style:row-height="10.78mm" fo:break-before="auto" style:use-optimal-row-height="true"/>
    </style:style>
    <style:style style:name="ro11" style:family="table-row">
      <style:table-row-properties style:row-height="43.96mm" fo:break-before="auto" style:use-optimal-row-height="true"/>
    </style:style>
    <style:style style:name="ro12" style:family="table-row">
      <style:table-row-properties style:row-height="51.86mm" fo:break-before="auto" style:use-optimal-row-height="true"/>
    </style:style>
    <style:style style:name="ro13" style:family="table-row">
      <style:table-row-properties style:row-height="24.22mm" fo:break-before="auto" style:use-optimal-row-height="true"/>
    </style:style>
    <style:style style:name="ro14" style:family="table-row">
      <style:table-row-properties style:row-height="32.1mm" fo:break-before="auto" style:use-optimal-row-height="true"/>
    </style:style>
    <style:style style:name="ro15" style:family="table-row">
      <style:table-row-properties style:row-height="14.2mm" fo:break-before="auto" style:use-optimal-row-height="true"/>
    </style:style>
    <style:style style:name="ro1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#ffcc99" style:vertical-align="top"/>
    </style:style>
    <style:style style:name="ce1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style:text-align-source="value-type" style:repeat-content="false" style:vertical-align="top"/>
    </style:style>
    <style:style style:name="ce19" style:family="table-cell" style:parent-style-name="Default">
      <style:table-cell-properties style:text-align-source="value-type" style:repeat-content="false" fo:background-color="transparent" style:vertical-align="top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3333" style:vertical-align="top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vertical-align="top"/>
      <style:text-properties fo:color="#ff9900"/>
    </style:style>
    <style:style style:name="ce24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8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9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7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0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 table:number-columns-repeated="2"/>
          <table:table-cell table:style-name="ce1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/>
          <table:table-cell table:style-name="ce15" office:value-type="string" calcext:value-type="string">
            <text:p>Suspend/Resume</text:p>
          </table:table-cell>
          <table:table-cell table:style-name="ce1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of internal COM</text:p>
          </table:table-cell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7" office:value-type="string" calcext:value-type="string">
            <text:p>Sending possible again, successfully receiving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1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17" office:value-type="string" calcext:value-type="string">
            <text:p>Sending not possible, terminal gets closed, is waiting for reconnect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0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9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19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</text:p>
          </table:table-cell>
          <table:table-cell/>
          <table:table-cell office:value-type="string" calcext:value-type="string">
            <text:p><text:s text:c="41"/>is 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9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9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9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19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PD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5" table:default-cell-style-name="ce14"/>
        <table:table-column table:style-name="co1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In sending terminal, create two predefind commands:</text:p>
            <text:p><text:span text:style-name="T1"> &gt; Combined = ABCD&lt;BEL&gt;&lt;BS&gt;&lt;TAB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</text:p>
          </table:table-cell>
          <table:table-cell office:value-type="string" calcext:value-type="string">
            <text:p>Beep</text:p>
            <text:p>(&lt;TS&gt;) ABC         XYZ</text:p>
          </table:table-cell>
          <table:table-cell office:value-type="string" calcext:value-type="string">
            <text:p/>
            <text:p>&lt;BS&gt; must remove C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2">A</text:span></text:p>
            <text:p><text:span text:style-name="T2">AB</text:span></text:p>
            <text:p><text:span text:style-name="T2">ABC</text:span></text:p>
            <text:p><text:span text:style-name="T2">ABCD</text:span></text:p>
            <text:p><text:span text:style-name="T2">ABCD</text:span></text:p>
            <text:p><text:span text:style-name="T2">E</text:span></text:p>
            <text:p><text:span text:style-name="T2">ABCD</text:span></text:p>
            <text:p><text:span text:style-name="T2">EF</text:span></text:p>
            <text:p><text:span text:style-name="T2">ABCD</text:span></text:p>
            <text:p><text:span text:style-name="T2">EFG</text:span></text:p>
            <text:p><text:span text:style-name="T2">ABCD</text:span></text:p>
            <text:p><text:span text:style-name="T2">EFGH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3"> </text:span><text:span text:style-name="T4">(1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3"> </text:span><text:span text:style-name="T4">(2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5">&lt;CR&gt;&lt;LF&gt;</text:span><text:span text:style-name="T6"> </text:span><text:span text:style-name="T4">(4)</text:span></text:p>
            <text:p><text:span text:style-name="T2">ABC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5">&lt;CR&gt;&lt;LF&gt;</text:span><text:span text:style-name="T6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5">&lt;CR&gt;&lt;LF&gt;</text:span><text:span text:style-name="T6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[Send Text] = A\!(EOL)AB\!(Delay(1000))ABC</text:p>
            <text:p>[Enter]</text:p>
          </table:table-cell>
          <table:table-cell table:style-name="ce8" office:value-type="string" calcext:value-type="string">
            <text:p>A</text:p>
            <text:p>AB</text:p>
            <text:p>ABC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8"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8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sending terminal, [Send Text] = ABCD</text:p>
            <text:p>[Ctrl+Enter]</text:p>
          </table:table-cell>
          <table:table-cell table:style-name="ce8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  <text:p><text:span text:style-name="T2">ABCD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/>
            <text:p><text:span text:style-name="T10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 table:number-rows-repeated="65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14"/>
        <table:table-column table:style-name="co28" table:default-cell-style-name="ce14"/>
        <table:table-column table:style-name="co29" table:default-cell-style-name="ce14"/>
        <table:table-column table:style-name="co25" table:default-cell-style-name="ce14"/>
        <table:table-column table:style-name="co26" table:default-cell-style-name="ce14"/>
        <table:table-column table:style-name="co3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4"/>
        <table:table-column table:style-name="co31" table:default-cell-style-name="ce14"/>
        <table:table-column table:style-name="co7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21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4"/>
        <table:table-column table:style-name="co35" table:default-cell-style-name="ce14"/>
        <table:table-column table:style-name="co7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3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2" office:value-type="string" calcext:value-type="string">
            <text:p>Modify the text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1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1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No control characters in drop-down</text:p>
          </table:table-cell>
          <table:table-cell table:style-name="ce1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Select one of the recent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hange that recent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17"/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Just selected recent still there</text:p>
            <text:p>New recent added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1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Send "\!-SendFiles\Stress-7-EnormousLine.txt"</text:p>
          </table:table-cell>
          <table:table-cell table:style-name="ce1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lear the monitors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17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17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1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4"/>
        <table:table-column table:style-name="co44" table:default-cell-style-name="ce14"/>
        <table:table-column table:style-name="co45" table:default-cell-style-name="ce14"/>
        <table:table-column table:style-name="co25" table:default-cell-style-name="ce14"/>
        <table:table-column table:style-name="co46" table:default-cell-style-name="ce14"/>
        <table:table-column table:style-name="co4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23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4"/>
        <table:table-column table:style-name="co48" table:default-cell-style-name="ce14"/>
        <table:table-column table:style-name="co49" table:default-cell-style-name="ce14"/>
        <table:table-column table:style-name="co50" table:default-cell-style-name="ce14"/>
        <table:table-column table:style-name="co51" table:default-cell-style-name="ce14"/>
        <table:table-column table:style-name="co5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24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11">Note that display elements are text-only and no longer contain the underlying typed</text:span></text:p>
            <text:p><text:span text:style-name="T11">information such as the time stamp of the origin. Since the XML schema is strongly-</text:span></text:p>
            <text:p><text:span text:style-name="T11">typed again, the items need to be reconstructed. Not optimal, but simply a trade-off</text:span></text:p>
            <text:p><text:span text:style-name="T1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8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4"/>
        <table:table-column table:style-name="co53" table:default-cell-style-name="ce14"/>
        <table:table-column table:style-name="co54" table:default-cell-style-name="ce14"/>
        <table:table-column table:style-name="co36" table:default-cell-style-name="ce14"/>
        <table:table-column table:style-name="co55" table:default-cell-style-name="ce14"/>
        <table:table-column table:style-name="co5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2<text:span text:style-name="T1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3<text:span text:style-name="T1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4"/>
        <table:table-column table:style-name="co57" table:default-cell-style-name="ce14"/>
        <table:table-column table:style-name="co58" table:default-cell-style-name="ce14"/>
        <table:table-column table:style-name="co59" table:default-cell-style-name="ce14"/>
        <table:table-column table:style-name="co11" table:default-cell-style-name="ce14"/>
        <table:table-column table:style-name="co6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9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9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.00.0000</text:date>, <text:time style:data-style-name="N2" text:time-value="11:21:03.2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0DT23H12M31S</meta:editing-duration>
    <meta:editing-cycles>403</meta:editing-cycles>
    <meta:generator>LibreOffice/6.1.5.2$Windows_X86_64 LibreOffice_project/90f8dcf33c87b3705e78202e3df5142b201bd805</meta:generator>
    <dc:date>2019-05-12T01:40:59.324000000</dc:date>
    <meta:print-date>2013-02-02T14:44:49.07</meta:print-date>
    <meta:document-statistic meta:table-count="13" meta:cell-count="1799" meta:object-count="0"/>
    <meta:user-defined meta:name="Info 1"/>
    <meta:user-defined meta:name="Info 2"/>
    <meta:user-defined meta:name="Info 3"/>
    <meta:user-defined meta:name="Info 4"/>
  </office:meta>
</office:document-meta>
</file>